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70000056EBA4BEFC9A6DF08B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78cm" svg:height="5.886cm" svg:x="5.322cm" svg:y="14.847cm">
          <draw:image xlink:href="Pictures/10000000000004C70000056EBA4BEFC9A6DF08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25T22:45:28.885243550</dc:date>
    <meta:editing-duration>PT40S</meta:editing-duration>
    <meta:editing-cycles>1</meta:editing-cycles>
    <meta:document-statistic meta:object-count="1"/>
    <meta:generator>LibreOffice/7.3.6.2$Linux_X86_64 LibreOffice_project/30$Build-2</meta:generator>
  </office:meta>
</office:document-meta>
</file>